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18 de Diciembre tuvimos una pequeña charla para hacer algunas puntualizaciones respecto al programa y comentar ciertas dudas que podian surgir.</text:p>
      <text:p text:style-name="Standard"/>
      <text:p text:style-name="Standard">Respecto al codigo tras revisarlo e intentar unir el rellena matriz con el resto del codigo, me di cuenta de que se puede mejorar el codigo, incializando la matriz que vamos a rellenar a -1 desde el principio (y no en el metodo rellenamatriz) y despues en vez de guardando las posiciones que vamos a simular, utilizar el generador en el que ya sabemos cuales son las ultimas posiciones que se van a recorrer, y por tanto las que vamos a necesitar rellenar si no se recorren.</text:p>
      <text:p text:style-name="Standard"/>
      <text:p text:style-name="Standard">Por otro lado tambien comentamos que teniamos el codigo mezclado entr el programa real, y el de simulaciones, ya que en el codigo se trabaja con la matriz “matreal” que es la que se crea al almacenar las coordenadas del fichero de prueba según su posición, lo que como he comentado se utilizara solo en las simulaciones y sobra en el programa real.</text:p>
      <text:p text:style-name="Standard"/>
      <text:p text:style-name="Standard">Dicho esto y con lo mencionado intentare avanzar en el codigo y subire el programa a Github para que todos podamos echarle un vistazo sobretodo al modulo de simulaciones.</text:p>
      <text:p text:style-name="Standard"/>
      <text:p text:style-name="Standard">Por ultimo de momento la memoria la vamos a dejar en stand by hasta que introduzca en ella dichas simulaciones y entonces veamos los resultados, y este lista para ser revisada.</text:p>
      <text:p text:style-name="Standard"/>
      <text:p text:style-name="Standard">Eso es todo, contactare con vosotros cuando haya subido los ficheros al reposito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18:14:14.85</meta:creation-date>
    <meta:document-statistic meta:table-count="0" meta:image-count="0" meta:object-count="0" meta:page-count="1" meta:paragraph-count="0" meta:word-count="245" meta:character-count="1398" meta:non-whitespace-character-count="1159"/>
    <dc:date>2020-12-18T18:23:07.80</dc:date>
    <meta:editing-duration>PT8M54S</meta:editing-duration>
    <meta:editing-cycles>1</meta:editing-cycles>
    <meta:generator>LibreOffice/3.4$Win32 LibreOffice_project/340m1$Build-12</meta:generator>
  </office:meta>
</office:document-meta>
</file>